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ui-sans-serif" svg:font-family="ui-sans-serif, system-ui, 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4pt" officeooo:rsid="0001e28b" officeooo:paragraph-rsid="0001e28b" style:font-size-asian="14pt" style:font-size-complex="14pt"/>
    </style:style>
    <style:style style:name="P2" style:family="paragraph" style:parent-style-name="Standard">
      <style:text-properties style:font-name="Times new roman" fo:font-size="14pt" officeooo:rsid="0001e28b" officeooo:paragraph-rsid="0001e28b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fo:font-weight="bold" officeooo:paragraph-rsid="0001e28b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6pt" fo:font-style="italic" officeooo:rsid="0001e28b" officeooo:paragraph-rsid="0001e28b" style:font-size-asian="16pt" style:font-style-asian="italic" style:font-size-complex="16pt" style:font-style-complex="italic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size="16pt" fo:font-style="italic" officeooo:rsid="0001e28b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font-variant="normal" fo:text-transform="none" fo:color="#ffffff" loext:opacity="100%" style:font-name="ui-sans-serif" fo:font-size="16pt" fo:letter-spacing="normal" fo:font-style="italic" fo:font-weight="normal" style:font-size-asian="16pt" style:font-style-asian="italic" style:font-size-complex="16pt" style:font-style-complex="italic"/>
    </style:style>
    <style:style style:name="T4" style:family="text">
      <style:text-properties fo:font-variant="normal" fo:text-transform="none" fo:color="#ffffff" loext:opacity="100%" fo:letter-spacing="normal" fo:font-style="italic" officeooo:rsid="0001e28b" style:font-size-asian="20pt" style:font-style-asian="italic" style:font-weight-asian="bold" style:font-size-complex="20pt" style:font-style-complex="italic" style:font-weight-complex="bold"/>
    </style:style>
    <style:style style:name="T5" style:family="text">
      <style:text-properties fo:font-variant="normal" fo:text-transform="none" fo:color="#000000" loext:opacity="100%" fo:letter-spacing="normal" fo:font-style="italic" officeooo:rsid="0001e28b" style:font-size-asian="20pt" style:font-style-asian="italic" style:font-weight-asian="bold" style:font-size-complex="20pt" style:font-style-complex="italic" style:font-weight-complex="bold"/>
    </style:style>
    <style:style style:name="T6" style:family="text">
      <style:text-properties officeooo:rsid="0001e28b" style:font-size-asian="20pt" style:font-weight-asian="bold" style:font-size-complex="20pt" style:font-weight-complex="bold"/>
    </style:style>
    <style:style style:name="T7" style:family="text">
      <style:text-properties fo:font-style="italic" officeooo:rsid="0001e28b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color="#000000" loext:opacity="100%" fo:font-style="italic" officeooo:rsid="0001e28b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background-color="#ffff00" loext:char-shading-value="0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03e006" fo:background-color="#ffff00" loext:char-shading-value="0"/>
    </style:style>
    <style:style style:name="T12" style:family="text">
      <style:text-properties officeooo:rsid="0003e006" fo:background-color="#ffff00" loext:char-shading-value="0"/>
    </style:style>
    <style:style style:name="T13" style:family="text">
      <style:text-properties officeooo:rsid="0004e179" fo:background-color="#ffff00" loext:char-shading-value="0"/>
    </style:style>
    <style:style style:name="T14" style:family="text">
      <style:text-properties officeooo:rsid="0004e179" fo:background-color="#ffff00" loext:char-shading-value="0"/>
    </style:style>
    <style:style style:name="T15" style:family="text">
      <style:text-properties officeooo:rsid="0003e006"/>
    </style:style>
    <style:style style:name="T16" style:family="text">
      <style:text-properties officeooo:rsid="0004e1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bdev pavel</text:p>
      <text:p text:style-name="P4">5130904/30008</text:p>
      <text:p text:style-name="P1">Linkers: <text:span text:style-name="T16">10, </text:span>Total: 22<text:span text:style-name="T16">5</text:span></text:p>
      <text:p text:style-name="P3"><text:span text:style-name="T8">«</text:span><text:span text:style-name="T5">Business should not be allowed to advertise on social networks</text:span><text:span text:style-name="T8">»</text:span></text:p>
      <text:p text:style-name="P2">In today's digital age, advertising on social networks has become a common practice for businesses looking to reach a wider audience. <text:span text:style-name="T10">However</text:span>, some argue that business should not be allowed to advertise on social networks due to ethical concerns and potential negative impacts on users.</text:p>
      <text:p text:style-name="P2"/>
      <text:p text:style-name="P2"><text:span text:style-name="T10">On one hand</text:span>, allowing businesses to advertise on social networks can help them promote their products and services to a larger audience. <text:span text:style-name="T10">Firstly</text:span> this can help increase brand awareness and generate sales for companies. <text:span text:style-name="T10">Secondly</text:span>, social networks provide businesses with valuable data on consumer behavior and preferences, allowing them to target their advertising more effectively.</text:p>
      <text:p text:style-name="P2"/>
      <text:p text:style-name="P2"><text:span text:style-name="T10">On the other hand</text:span>, allowing business advertising on social networks can lead to an invasion of privacy for users. <text:span text:style-name="T12">For example</text:span><text:span text:style-name="T15"> c</text:span>ompanies can collect personal data from users to target their ads, raising concerns about data security and privacy. <text:span text:style-name="T10">Furthermore</text:span>, the constant bombardment of advertisements on social networks can be overwhelming and intrusive for users, potentially leading to a negative user experience.</text:p>
      <text:p text:style-name="P2"/>
      <text:p text:style-name="P2"><text:span text:style-name="T10">In conclusion</text:span>, while advertising on social networks can provide benefits for businesses, there are also ethical concerns and potential negative impacts on users. <text:span text:style-name="T10">Therefore</text:span>, restrictions should be put in place to regulate business advertising on social networks and protect user privacy. <text:span text:style-name="T14">So</text:span><text:span text:style-name="T16"> i</text:span>t is important to find a balance that allows businesses to promote their products while also respecting the rights of user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ui-sans-serif" svg:font-family="ui-sans-serif, system-ui, 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22:40:44.145795387</meta:creation-date>
    <dc:date>2024-03-12T22:53:33.625731127</dc:date>
    <meta:editing-duration>PT2M3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242" meta:character-count="1606" meta:non-whitespace-character-count="1372"/>
  </office:meta>
</office:document-meta>
</file>